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9.00pt" fo:font-weight="bold" fo:font-family="Verdana" style:font-family-asian="Verdana" style:font-family-complex="Verdana" fo:background-color="transparent" style:use-window-font-color="true"/>
    </style:style>
    <style:style style:name="T2" style:family="text">
      <style:text-properties fo:font-size="20.00pt" fo:font-weight="bold" fo:font-family="Verdana" style:font-family-asian="Verdana" style:font-family-complex="Verdana" fo:background-color="transparent" style:use-window-font-color="true"/>
    </style:style>
    <style:style style:name="T3" style:family="text">
      <style:text-properties fo:font-size="20.00pt" fo:font-weight="normal" fo:font-family="Verdana" style:font-family-asian="Verdana" style:font-family-complex="Verdana" fo:background-color="transparent" style:use-window-font-color="true"/>
    </style:style>
    <style:style style:name="T4" style:family="text">
      <style:text-properties fo:font-size="16.00pt" fo:font-weight="normal" fo:font-family="Calibri" style:font-family-asian="Calibri" style:font-family-complex="Calibri" fo:background-color="transparent" style:use-window-font-color="true"/>
    </style:style>
    <style:style style:name="T5" style:family="text">
      <style:text-properties fo:font-size="20.00pt" fo:font-weight="normal" fo:font-family="Verdana" style:font-family-asian="Verdana" style:font-family-complex="Verdana" fo:background-color="transparent" style:use-window-font-color="true"/>
    </style:style>
    <style:style style:name="T6" style:family="text">
      <style:text-properties fo:font-size="14.00pt" fo:font-weight="normal" fo:font-family="Verdana" style:font-family-asian="Verdana" style:font-family-complex="Verdana" fo:background-color="transparent" style:use-window-font-color="true"/>
    </style:style>
    <style:style style:name="T7" style:family="text">
      <style:text-properties fo:font-size="14.00pt" fo:font-weight="bold" fo:font-family="Verdana" style:font-family-asian="Verdana" style:font-family-complex="Verdana" fo:background-color="transparent" style:use-window-font-color="true"/>
    </style:style>
    <style:style style:name="T8" style:family="text">
      <style:text-properties fo:font-size="14.00pt" fo:font-weight="normal" fo:font-family="Verdana" style:font-family-asian="Verdana" style:font-family-complex="Verdana" fo:background-color="transparent" style:use-window-font-color="true"/>
    </style:style>
    <style:style style:name="T9" style:family="text">
      <style:text-properties fo:font-size="14.00pt" fo:font-weight="bold" fo:font-family="Verdana" style:font-family-asian="Verdana" style:font-family-complex="Verdana" fo:background-color="transparent" style:use-window-font-color="true"/>
    </style:style>
    <style:style style:name="T10" style:family="text">
      <style:text-properties fo:font-size="14.00pt" fo:font-weight="normal" fo:font-family="Verdana" style:font-family-asian="Verdana" style:font-family-complex="Verdana" fo:background-color="transparent" style:use-window-font-color="true"/>
    </style:style>
    <style:style style:name="T11" style:family="text">
      <style:text-properties fo:font-size="14.00pt" fo:font-weight="bold" fo:font-family="Verdana" style:font-family-asian="Verdana" style:font-family-complex="Verdana" fo:background-color="transparent" style:use-window-font-color="true"/>
    </style:style>
    <style:style style:name="T12" style:family="text">
      <style:text-properties fo:font-size="14.00pt" fo:font-weight="normal" fo:font-family="Verdana" style:font-family-asian="Verdana" style:font-family-complex="Verdana"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normal" fo:font-family="Verdana" style:font-family-asian="Verdana" style:font-family-complex="Verdana" fo:background-color="transparent" style:use-window-font-color="true"/>
    </style:style>
    <style:style style:name="T15" style:family="text">
      <style:text-properties fo:font-size="14.00pt" fo:font-weight="bold" fo:font-family="Verdana" style:font-family-asian="Verdana" style:font-family-complex="Verdana" fo:background-color="transparent" style:use-window-font-color="true"/>
    </style:style>
    <style:style style:name="T16" style:family="text">
      <style:text-properties fo:font-size="14.00pt" fo:font-weight="normal" fo:font-family="Verdana" style:font-family-asian="Verdana" style:font-family-complex="Verdana" fo:background-color="transparent" fo:color="#ff0000" fo:font-style="italic"/>
    </style:style>
    <style:style style:name="T17" style:family="text">
      <style:text-properties fo:font-size="14.00pt" fo:font-weight="normal" fo:font-family="Verdana" style:font-family-asian="Verdana" style:font-family-complex="Verdana" fo:background-color="transparent" style:use-window-font-color="true"/>
    </style:style>
    <style:style style:name="T18" style:family="text">
      <style:text-properties fo:font-size="14.00pt" fo:font-weight="bold" fo:font-family="Verdana" style:font-family-asian="Verdana" style:font-family-complex="Verdana" fo:background-color="transparent" style:use-window-font-color="true"/>
    </style:style>
    <style:style style:name="T19" style:family="text">
      <style:text-properties fo:font-size="14.00pt" fo:font-weight="normal" fo:font-family="Verdana" style:font-family-asian="Verdana" style:font-family-complex="Verdana" fo:background-color="transparent" style:use-window-font-color="true"/>
    </style:style>
    <style:style style:name="T20" style:family="text">
      <style:text-properties fo:font-size="14.00pt" fo:font-weight="bold" fo:font-family="Verdana" style:font-family-asian="Verdana" style:font-family-complex="Verdana" fo:background-color="transparent" style:use-window-font-color="true"/>
    </style:style>
    <style:style style:name="T21" style:family="text">
      <style:text-properties fo:font-size="12.00pt" fo:font-weight="normal" fo:font-family="Verdana" style:font-family-asian="Verdana" style:font-family-complex="Verdana" fo:background-color="transparent" style:use-window-font-color="true"/>
    </style:style>
    <style:style style:name="T22" style:family="text">
      <style:text-properties fo:font-size="14.00pt" fo:font-weight="normal" fo:font-family="Verdana" style:font-family-asian="Verdana" style:font-family-complex="Verdana" fo:background-color="transparent" style:use-window-font-color="true"/>
    </style:style>
    <style:style style:name="T23" style:family="text">
      <style:text-properties fo:font-size="14.00pt" fo:font-weight="bold" fo:font-family="Verdana" style:font-family-asian="Verdana" style:font-family-complex="Verdana" fo:background-color="transparent" style:use-window-font-color="true"/>
    </style:style>
    <style:style style:name="T24" style:family="text">
      <style:text-properties fo:font-size="14.00pt" fo:font-weight="normal" fo:font-family="Verdana" style:font-family-asian="Verdana" style:font-family-complex="Verdana" fo:background-color="transparent" style:use-window-font-color="true"/>
    </style:style>
    <style:style style:name="T25" style:family="text">
      <style:text-properties fo:font-size="14.00pt" fo:font-weight="bold" fo:font-family="Verdana" style:font-family-asian="Verdana" style:font-family-complex="Verdana" fo:background-color="transparent" style:use-window-font-color="true"/>
    </style:style>
    <style:style style:name="T26" style:family="text">
      <style:text-properties fo:font-size="14.00pt" fo:font-weight="normal" fo:font-family="Verdana" style:font-family-asian="Verdana" style:font-family-complex="Verdana" fo:background-color="transparent" style:use-window-font-color="true"/>
    </style:style>
    <style:style style:name="T27" style:family="text">
      <style:text-properties fo:font-size="14.00pt" fo:font-weight="bold" fo:font-family="Verdana" style:font-family-asian="Verdana" style:font-family-complex="Verdana" fo:background-color="transparent" style:use-window-font-color="true"/>
    </style:style>
    <style:style style:name="T28" style:family="text">
      <style:text-properties fo:font-size="14.00pt" fo:font-weight="normal" fo:font-family="Verdana" style:font-family-asian="Verdana" style:font-family-complex="Verdana" fo:background-color="transparent" style:use-window-font-color="true"/>
    </style:style>
    <style:style style:name="T29" style:family="text">
      <style:text-properties fo:font-size="14.00pt" fo:font-weight="bold" fo:font-family="Verdana" style:font-family-asian="Verdana" style:font-family-complex="Verdana" fo:background-color="transparent" style:use-window-font-color="true"/>
    </style:style>
    <style:style style:name="T30" style:family="text">
      <style:text-properties fo:font-size="14.00pt" fo:font-weight="bold" fo:font-family="Verdana" style:font-family-asian="Verdana" style:font-family-complex="Verdana" fo:background-color="transparent" style:use-window-font-color="true"/>
    </style:style>
    <style:style style:name="T31" style:family="text">
      <style:text-properties fo:font-size="14.00pt" fo:font-weight="normal" fo:font-family="Verdana" style:font-family-asian="Verdana" style:font-family-complex="Verdana" fo:background-color="transparent" style:use-window-font-color="true"/>
    </style:style>
    <style:style style:name="T32" style:family="text">
      <style:text-properties fo:font-size="14.00pt" fo:font-weight="normal" fo:font-family="Verdana" style:font-family-asian="Verdana" style:font-family-complex="Verdana" fo:background-color="transparent" style:use-window-font-color="true" fo:font-style="italic"/>
    </style:style>
    <style:style style:name="T33" style:family="text">
      <style:text-properties fo:font-size="14.00pt" fo:font-weight="normal" fo:font-family="Verdana" style:font-family-asian="Verdana" style:font-family-complex="Verdana" fo:background-color="transparent" style:use-window-font-color="true"/>
    </style:style>
    <style:style style:name="T34" style:family="text">
      <style:text-properties fo:font-size="14.00pt" fo:font-weight="normal" fo:font-family="Verdana" style:font-family-asian="Verdana" style:font-family-complex="Verdana" fo:background-color="transparent" style:use-window-font-color="true" fo:font-style="italic"/>
    </style:style>
    <style:style style:name="T35" style:family="text">
      <style:text-properties fo:font-size="14.00pt" fo:font-weight="normal" fo:font-family="Verdana" style:font-family-asian="Verdana" style:font-family-complex="Verdana" fo:background-color="transparent" style:use-window-font-color="true"/>
    </style:style>
    <style:style style:name="T36" style:family="text">
      <style:text-properties fo:font-size="14.00pt" fo:font-weight="bold" fo:font-family="Verdana" style:font-family-asian="Verdana" style:font-family-complex="Verdana" fo:background-color="transparent" style:use-window-font-color="true"/>
    </style:style>
    <style:style style:name="T37" style:family="text">
      <style:text-properties fo:font-size="14.00pt" fo:font-weight="normal" fo:font-family="Verdana" style:font-family-asian="Verdana" style:font-family-complex="Verdana" fo:background-color="transparent" style:use-window-font-color="true"/>
    </style:style>
    <style:style style:name="P1" style:family="paragraph">
      <style:paragraph-properties fo:line-height="100.00%" fo:text-align="center" fo:margin-bottom="6.00pt"/>
    </style:style>
    <style:style style:name="P2" style:family="paragraph">
      <style:paragraph-properties fo:line-height="100.00%" fo:text-align="left" fo:margin-bottom="6.00pt"/>
    </style:style>
  </office:automatic-styles>
  <office:body>
    <office:text>
      <text:p text:style-name="P1"><text:span text:style-name="T1"><text:line-break/></text:span><text:span text:style-name="T2">Übungen zur Wiederholung</text:span><text:span text:style-name="T3"><text:line-break/><text:line-break/></text:span><draw:frame text:anchor-type="as-char" svg:width="124.62mm" svg:height="124.62mm" style:rel-width="scale" style:rel-height="scale"><draw:object-ole xlink:href="OleObj1"/><draw:image xlink:href="ObjectReplacements/OleObj1"/></draw:frame><text:span text:style-name="T5"/></text:p>
      <text:p text:style-name="P2"><text:span text:style-name="T6"><text:line-break/>Wechseln Sie zunächst wieder in Ihr Home-Verzeichnis.<text:line-break/></text:span><text:span text:style-name="T7">cd ~<text:line-break/></text:span><text:span text:style-name="T8"><text:line-break/>Leiten Sie die Ausgabe von ls -l in eine Datei um:<text:line-break/></text:span><text:span text:style-name="T9">ls -l &gt; 1Datei</text:span><text:span text:style-name="T10"><text:line-break/><text:line-break/>Lassen Sie sich den Inhalt der Datei mit less anzeigen:<text:line-break/></text:span><text:span text:style-name="T11">less 1Datei</text:span><text:span text:style-name="T12"/></text:p>
      <text:p text:style-name="P2"><text:span text:style-name="T13"/></text:p>
      <text:p text:style-name="P2"><text:span text:style-name="T14">Fügen Sie der Datei noch etwas aus einer anderen Ausgabe hinzu. <text:line-break/></text:span><text:span text:style-name="T15">ls / &gt;&gt; 1Datei</text:span><text:span text:style-name="T16"><text:line-break/></text:span></text:p>
      <text:p text:style-name="P2"><text:span text:style-name="T17">Welche Informationen zum Kernel gibt das Programm uname aus?<text:line-break/></text:span><text:span text:style-name="T18">Ohne parameter wird nur der Name des Kernels ausgegeben.<text:line-break/></text:span><text:span text:style-name="T19"><text:line-break/>Fügen Sie diese ihrer Datei info.txt hinzu:<text:line-break/></text:span><text:span text:style-name="T20">uname &gt;&gt; info.txt</text:span><text:span text:style-name="T21"><text:line-break/><text:line-break/></text:span><text:span text:style-name="T22">Wir erinnern uns an das Problem mit den angezeigten Fehlermeldungen von find. Wenn wir dem "Umleitungszeichen" eine Ziffer voranstellen, können wir nur normale oder nur Fehlermeldungen umleiten.<text:line-break/><text:line-break/>Suchen Sie unter /var nach einer Datei und leiten die<text:s/></text:span><text:span text:style-name="T23">Fehlermeldungen (2)</text:span><text:span text:style-name="T24"><text:s/>so um, dass wir sie nicht sehen</text:span></text:p>
      <text:p text:style-name="P2"><text:span text:style-name="T25">find /var/ -name kernlog 2&gt;/dev/null</text:span><text:span text:style-name="T26"><text:line-break/><text:line-break/>Wie können wir die<text:s/></text:span><text:span text:style-name="T27">normalen Ausgaben (1)</text:span><text:span text:style-name="T28"><text:s/>in eine Datei schreiben und Fehlermeldungen verwerfen?<text:line-break/></text:span><text:span text:style-name="T29">find /var/ -name kernlog 2&gt;/dev/null &gt; 1Datei<text:line-break/></text:span><text:span text:style-name="T30"><text:line-break/><text:line-break/>Den Inhalt einer Datei für die Eingabe nutzen: '&lt;'</text:span></text:p>
      <text:p text:style-name="P2"><text:span text:style-name="T31"><text:line-break/>Auch der umgekehrte Weg ist möglich: die Eingaben eines Programmes aus einer Datei entnehmen:</text:span></text:p>
      <text:p text:style-name="P2"><text:span text:style-name="T32">programm</text:span><text:span text:style-name="T33"><text:s/>&lt;<text:s/></text:span><text:span text:style-name="T34">datei</text:span></text:p>
      <text:p text:style-name="P2"><text:span text:style-name="T35">Natürlich geht das nur, wenn das Programm auf Eingaben wartet. Beispiel gefällig?</text:span></text:p>
      <text:p text:style-name="P2"><text:span text:style-name="T35">Beim Überschreiben einer Datei mit cp -i gibt es eine Rückfrage die ja oder nein erwartet. <text:line-break/>Wir legen in unserem Übungsverzeichnis eine Datei mit dem Inhalt ja an:</text:span></text:p>
      <text:p text:style-name="P2"><text:span text:style-name="T35">echo ja &gt; input.txt</text:span></text:p>
      <text:p text:style-name="P2"><text:span text:style-name="T35">ja wird hier nicht auf den Bildschirm ausgegeben, wie dies bei echo eigentlich üblich ist, sondern in die Datei "input.txt" geschrieben (siehe oben). Nun wollen wir eine bestehende Datei "datei1.txt" mit "datei2.txt" überschreiben. Zunächst benutzen wir nochmals echo um die beiden Test-Dateien zu erzeugen:</text:span></text:p>
      <text:p text:style-name="P2"><text:span text:style-name="T35">echo "Erste Datei" &gt; datei1.txt <text:line-break/>echo "Zweite Datei" &gt; datei2.txt</text:span></text:p>
      <text:p text:style-name="P2"><text:span text:style-name="T35">Anführungszeichen können immer verwendet werden, sind aber nicht notwendig, wenn es sich nur um ein Wort handelt.<text:line-break/><text:line-break/>Nun kopieren wir:<text:line-break/><text:line-break/>cp -i datei2.txt datei1.txt<text:line-break/><text:line-break/>und erhalten die gewünschte Abfrage: Datei1 überschreiben?<text:line-break/><text:line-break/>Wie bringen wir die bash dazu, die Antwort aus der input.txt zu lesen?</text:span></text:p>
      <text:p text:style-name="P2"><text:span text:style-name="T36">cp -i datei2.txt datei1.txt &lt; input.txt</text:span><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